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5-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HOUSE FOR THE KING OF KINGS (5:1-18; 6:1-38; 7:13-5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 HOUSE FOR THE KING OF KINGS (5:1-18; 6:1-38; 7:13-5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eparations (5:1-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preparations (5:1-18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supplier (5:1-1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supplier (5:1-12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Solomon's request (5:1-6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iram's reassurance (5:7-1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preparations (5:1-18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supplier (5:1-12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skilled workers (5:13-18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A HOUSE FOR THE KING OF KINGS (5:1-18; 6:1-38; 7:13-51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preparations (5:1-18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particulars (6:1-38; 7:13-51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-title-Title-Slide" presentation:presentation-page-layout-name="Master1-PPL1" draw:id="Slide-262">
        <draw:frame draw:id="id95" presentation:style-name="a509" draw:name="Title 1" svg:x="1.38in" svg:y="0.83in" svg:width="10.3in" svg:height="4.42in" presentation:class="title" presentation:placeholder="false">
          <draw:text-box>
            <text:p text:style-name="a508" text:class-names="" text:cond-style-name=""><text:span text:style-name="a506" text:class-names=""><text:s text:c="1"/>The particulars (6:1-38; 7:13-51)<text:s text:c="1"/></text:span><text:span text:style-name="a507" text:class-names=""/></text:p>
          </draw:text-box>
          <svg:title/>
          <svg:desc/>
        </draw:frame>
        <draw:frame draw:id="id96" presentation:style-name="a514" draw:name="Subtitle 2" svg:x="1.38in" svg:y="5.25in" svg:width="10.3in" svg:height="1.85in" presentation:class="subtitle" presentation:placeholder="false">
          <draw:text-box>
            <text:p text:style-name="a511" text:class-names="" text:cond-style-name=""><text:span text:style-name="a510" text:class-names=""><text:s text:c="1"/>The time schedules for the Temple (6:1, 37-38)<text:s text:c="1"/></text:span></text:p>
            <text:p text:style-name="a513" text:class-names="" text:cond-style-name=""><text:span text:style-name="a512" text:class-names=""/></text:p>
          </draw:text-box>
          <svg:title/>
          <svg:desc/>
        </draw:frame>
      </draw:page>
      <draw:page draw:name="Slide8" draw:style-name="a515" draw:master-page-name="Master1-Layout12-tx-Title-and-Text" presentation:presentation-page-layout-name="Master1-PPL12" draw:id="Slide-263">
        <draw:frame draw:id="id97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time schedules for the Temple (6:1, 37-38)<text:s text:c="1"/></text:span><text:span text:style-name="a517" text:class-names=""/></text:p>
          </draw:text-box>
          <svg:title/>
          <svg:desc/>
        </draw:frame>
        <draw:frame draw:id="id98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Its commissioning (6:1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Its completion (6:37-38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9" draw:style-name="a530" draw:master-page-name="Master1-Layout12-tx-Title-and-Text" presentation:presentation-page-layout-name="Master1-PPL12" draw:id="Slide-264">
        <draw:frame draw:id="id99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The particulars (6:1-38; 7:13-51)<text:s text:c="1"/></text:span><text:span text:style-name="a532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time schedules for the Temple (6:1, 37-38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size of the Temple (6: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structure of the Temple (6:3-10, 14-36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structure of the Temple (6:3-10, 14-36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exterior (6:3-10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interior (6:14-36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particulars (6:1-38; 7:13-51)<text:s text:c="1"/></text:span><text:span text:style-name="a565" text:class-names=""/></text:p>
          </draw:text-box>
          <svg:title/>
          <svg:desc/>
        </draw:frame>
        <draw:frame draw:id="id104" presentation:style-name="a586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time schedules for the Temple (6:1, 37-38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size of the Temple (6: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structure of the Temple (6:3-10, 14-36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romise from the Temple (6:11-1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fixtures in the Temple (7:13-51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fixtures in the Temple (7:13-51):<text:s text:c="1"/></text:span><text:span text:style-name="a589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two bronze pillars (7:15-22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bronze Sea (7:23-26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en bronze water carts (7:27-37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gold altar, the gold table for the Bread of the Presence, the gold lampstands, etc. (7:48-51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The particulars (6:1-38; 7:13-51)<text:s text:c="1"/></text:span><text:span text:style-name="a610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time schedules for the Temple (6:1, 37-38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size of the Temple (6:2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structure of the Temple (6:3-10, 14-36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promise from the Temple (6:11-13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fixtures in the Temple (7:13-51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4" draw:style-name="a632" draw:master-page-name="Master1-Layout12-tx-Title-and-Text" presentation:presentation-page-layout-name="Master1-PPL12" draw:id="Slide-269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A HOUSE FOR THE KING OF KINGS (5:1-18; 6:1-38; 7:13-51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preparations (5:1-1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particulars (6:1-38; 7:13-51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1 Kings 5-7<text:s text:c="1"/></text:span><text:span text:style-name="a649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A HOUSE FOR THE KING OF KINGS (5:1-18; 6:1-38; 7:13-51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A HOUSE FOR THE KING OF ISRAEL (7:1-12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6" draw:style-name="a662" draw:master-page-name="Master1-Layout12-tx-Title-and-Text" presentation:presentation-page-layout-name="Master1-PPL12" draw:id="Slide-271">
        <draw:frame draw:id="id113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A HOUSE FOR THE KING OF ISRAEL (7:1-12):<text:s text:c="1"/></text:span><text:span text:style-name="a664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time (7:1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dimensions (7:2-1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1 Kings 5-7<text:s text:c="1"/></text:span><text:span text:style-name="a679" text:class-names=""/></text:p>
          </draw:text-box>
          <svg:title/>
          <svg:desc/>
        </draw:frame>
        <draw:frame draw:id="id116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A HOUSE FOR THE KING OF KINGS (5:1-18; 6:1-38; 7:13-51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A HOUSE FOR THE KING OF ISRAEL (7:1-12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5-7 </dc:title>
    <meta:initial-creator>David STRICKLAND</meta:initial-creator>
    <dc:creator>David STRICKLAND</dc:creator>
    <meta:creation-date>2020-02-24T11:15:30Z</meta:creation-date>
    <dc:date>2020-02-24T11:15:30Z</dc:date>
    <meta:template xlink:href="BibleStudy" xlink:type="simple"/>
    <meta:editing-cycles>1</meta:editing-cycles>
    <meta:editing-duration>PT0S</meta:editing-duration>
    <meta:document-statistic meta:paragraph-count="56" meta:word-count="497"/>
  </office:meta>
</office:document-meta>
</file>